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_dataset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bio_fu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um_triples</text:p>
          </table:table-cell>
          <table:table-cell office:value-type="string" calcext:value-type="string">
            <text:p>num_sinks</text:p>
          </table:table-cell>
          <table:table-cell table:style-name="ce3" office:value-type="string" calcext:value-type="string">
            <text:p>num_sinks_no_dup</text:p>
          </table:table-cell>
          <table:table-cell office:value-type="string" calcext:value-type="string">
            <text:p>num_sources</text:p>
          </table:table-cell>
          <table:table-cell table:style-name="ce3" office:value-type="string" calcext:value-type="string">
            <text:p>num_sources_no_dup</text:p>
          </table:table-cell>
          <table:table-cell office:value-type="string" calcext:value-type="string">
            <text:p>num_repeats</text:p>
          </table:table-cell>
          <table:table-cell table:style-name="ce3" office:value-type="string" calcext:value-type="string">
            <text:p>num_repeats_no_dup</text:p>
          </table:table-cell>
          <table:table-cell office:value-type="string" calcext:value-type="string">
            <text:p>sink_avg</text:p>
          </table:table-cell>
          <table:table-cell office:value-type="string" calcext:value-type="string">
            <text:p>sink_min</text:p>
          </table:table-cell>
          <table:table-cell office:value-type="string" calcext:value-type="string">
            <text:p>sink_q1</text:p>
          </table:table-cell>
          <table:table-cell office:value-type="string" calcext:value-type="string">
            <text:p>sink_med</text:p>
          </table:table-cell>
          <table:table-cell office:value-type="string" calcext:value-type="string">
            <text:p>sink_q3</text:p>
          </table:table-cell>
          <table:table-cell office:value-type="string" calcext:value-type="string">
            <text:p>sink_max</text:p>
          </table:table-cell>
          <table:table-cell office:value-type="string" calcext:value-type="string">
            <text:p>source_avg</text:p>
          </table:table-cell>
          <table:table-cell office:value-type="string" calcext:value-type="string">
            <text:p>source_min</text:p>
          </table:table-cell>
          <table:table-cell office:value-type="string" calcext:value-type="string">
            <text:p>source_q1</text:p>
          </table:table-cell>
          <table:table-cell office:value-type="string" calcext:value-type="string">
            <text:p>source_med</text:p>
          </table:table-cell>
          <table:table-cell office:value-type="string" calcext:value-type="string">
            <text:p>source_q3</text:p>
          </table:table-cell>
          <table:table-cell office:value-type="string" calcext:value-type="string">
            <text:p>source_max</text:p>
          </table:table-cell>
          <table:table-cell office:value-type="string" calcext:value-type="string">
            <text:p>repeat_avg</text:p>
          </table:table-cell>
          <table:table-cell office:value-type="string" calcext:value-type="string">
            <text:p>repeat_min</text:p>
          </table:table-cell>
          <table:table-cell office:value-type="string" calcext:value-type="string">
            <text:p>repeat_q1</text:p>
          </table:table-cell>
          <table:table-cell office:value-type="string" calcext:value-type="string">
            <text:p>repeat_med</text:p>
          </table:table-cell>
          <table:table-cell office:value-type="string" calcext:value-type="string">
            <text:p>repeat_q3</text:p>
          </table:table-cell>
          <table:table-cell office:value-type="string" calcext:value-type="string">
            <text:p>repeat_max</text:p>
          </table:table-cell>
        </table:table-row>
        <table:table-row table:style-name="ro1">
          <table:table-cell office:value-type="float" office:value="91058582" calcext:value-type="float">
            <text:p>91058582</text:p>
          </table:table-cell>
          <table:table-cell office:value-type="float" office:value="64901421" calcext:value-type="float">
            <text:p>64901421</text:p>
          </table:table-cell>
          <table:table-cell table:style-name="ce3" office:value-type="float" office:value="13623972" calcext:value-type="float">
            <text:p>13623972</text:p>
          </table:table-cell>
          <table:table-cell office:value-type="float" office:value="64901421" calcext:value-type="float">
            <text:p>64901421</text:p>
          </table:table-cell>
          <table:table-cell table:style-name="ce3" office:value-type="float" office:value="4385915" calcext:value-type="float">
            <text:p>4385915</text:p>
          </table:table-cell>
          <table:table-cell office:value-type="float" office:value="26157161" calcext:value-type="float">
            <text:p>26157161</text:p>
          </table:table-cell>
          <table:table-cell table:style-name="ce3" office:value-type="float" office:value="4577592" calcext:value-type="float">
            <text:p>4577592</text:p>
          </table:table-cell>
          <table:table-cell office:value-type="float" office:value="4.76373745951162" calcext:value-type="float">
            <text:p>4.76373745951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28500" calcext:value-type="float">
            <text:p>3228500</text:p>
          </table:table-cell>
          <table:table-cell office:value-type="float" office:value="14.7976902875889" calcext:value-type="float">
            <text:p>14.7976902875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17411" calcext:value-type="float">
            <text:p>1117411</text:p>
          </table:table-cell>
          <table:table-cell office:value-type="float" office:value="5.71417520700298" calcext:value-type="float">
            <text:p>5.714175207002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37757" calcext:value-type="float">
            <text:p>1637757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db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12633560" calcext:value-type="float">
            <text:p>12633560</text:p>
          </table:table-cell>
          <table:table-cell office:value-type="float" office:value="11423953" calcext:value-type="float">
            <text:p>11423953</text:p>
          </table:table-cell>
          <table:table-cell table:style-name="ce3" office:value-type="float" office:value="2981629" calcext:value-type="float">
            <text:p>2981629</text:p>
          </table:table-cell>
          <table:table-cell office:value-type="float" office:value="11423953" calcext:value-type="float">
            <text:p>11423953</text:p>
          </table:table-cell>
          <table:table-cell table:style-name="ce3" office:value-type="float" office:value="586130" calcext:value-type="float">
            <text:p>586130</text:p>
          </table:table-cell>
          <table:table-cell office:value-type="float" office:value="1209607" calcext:value-type="float">
            <text:p>1209607</text:p>
          </table:table-cell>
          <table:table-cell table:style-name="ce3" office:value-type="float" office:value="550671" calcext:value-type="float">
            <text:p>550671</text:p>
          </table:table-cell>
          <table:table-cell office:value-type="float" office:value="3.83142061987612" calcext:value-type="float">
            <text:p>3.831420619876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97045" calcext:value-type="float">
            <text:p>697045</text:p>
          </table:table-cell>
          <table:table-cell office:value-type="float" office:value="19.4904841766915" calcext:value-type="float">
            <text:p>19.49048417669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511" calcext:value-type="float">
            <text:p>7511</text:p>
          </table:table-cell>
          <table:table-cell office:value-type="float" office:value="2.19660776871811" calcext:value-type="float">
            <text:p>2.196607768718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273" calcext:value-type="float">
            <text:p>41273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drug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6497964" calcext:value-type="float">
            <text:p>6497964</text:p>
          </table:table-cell>
          <table:table-cell office:value-type="float" office:value="5446117" calcext:value-type="float">
            <text:p>5446117</text:p>
          </table:table-cell>
          <table:table-cell table:style-name="ce3" office:value-type="float" office:value="2079154" calcext:value-type="float">
            <text:p>2079154</text:p>
          </table:table-cell>
          <table:table-cell office:value-type="float" office:value="5446117" calcext:value-type="float">
            <text:p>5446117</text:p>
          </table:table-cell>
          <table:table-cell table:style-name="ce3" office:value-type="float" office:value="414454" calcext:value-type="float">
            <text:p>414454</text:p>
          </table:table-cell>
          <table:table-cell office:value-type="float" office:value="1051847" calcext:value-type="float">
            <text:p>1051847</text:p>
          </table:table-cell>
          <table:table-cell table:style-name="ce3" office:value-type="float" office:value="399251" calcext:value-type="float">
            <text:p>399251</text:p>
          </table:table-cell>
          <table:table-cell office:value-type="float" office:value="2.61939164650221" calcext:value-type="float">
            <text:p>2.619391646502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8081" calcext:value-type="float">
            <text:p>428081</text:p>
          </table:table-cell>
          <table:table-cell office:value-type="float" office:value="13.1404767247432" calcext:value-type="float">
            <text:p>13.14047672474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257" calcext:value-type="float">
            <text:p>23257</text:p>
          </table:table-cell>
          <table:table-cell office:value-type="float" office:value="2.63455228553538" calcext:value-type="float">
            <text:p>2.634552285535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125" calcext:value-type="float">
            <text:p>38125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omim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10504995" calcext:value-type="float">
            <text:p>10504995</text:p>
          </table:table-cell>
          <table:table-cell office:value-type="float" office:value="8864606" calcext:value-type="float">
            <text:p>8864606</text:p>
          </table:table-cell>
          <table:table-cell table:style-name="ce3" office:value-type="float" office:value="4507308" calcext:value-type="float">
            <text:p>4507308</text:p>
          </table:table-cell>
          <table:table-cell office:value-type="float" office:value="8864606" calcext:value-type="float">
            <text:p>8864606</text:p>
          </table:table-cell>
          <table:table-cell table:style-name="ce3" office:value-type="float" office:value="1121071" calcext:value-type="float">
            <text:p>1121071</text:p>
          </table:table-cell>
          <table:table-cell office:value-type="float" office:value="1640389" calcext:value-type="float">
            <text:p>1640389</text:p>
          </table:table-cell>
          <table:table-cell table:style-name="ce3" office:value-type="float" office:value="1122401" calcext:value-type="float">
            <text:p>1122401</text:p>
          </table:table-cell>
          <table:table-cell office:value-type="float" office:value="1.96671715505511" calcext:value-type="float">
            <text:p>1.966717155055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85608" calcext:value-type="float">
            <text:p>1185608</text:p>
          </table:table-cell>
          <table:table-cell office:value-type="float" office:value="7.90726805641039" calcext:value-type="float">
            <text:p>7.907268056410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068" calcext:value-type="float">
            <text:p>16068</text:p>
          </table:table-cell>
          <table:table-cell office:value-type="float" office:value="1.46150035637919" calcext:value-type="float">
            <text:p>1.461500356379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8318" calcext:value-type="float">
            <text:p>48318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ph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7113312" calcext:value-type="float">
            <text:p>7113312</text:p>
          </table:table-cell>
          <table:table-cell office:value-type="float" office:value="6090194" calcext:value-type="float">
            <text:p>6090194</text:p>
          </table:table-cell>
          <table:table-cell table:style-name="ce3" office:value-type="float" office:value="2811465" calcext:value-type="float">
            <text:p>2811465</text:p>
          </table:table-cell>
          <table:table-cell office:value-type="float" office:value="6090194" calcext:value-type="float">
            <text:p>6090194</text:p>
          </table:table-cell>
          <table:table-cell table:style-name="ce3" office:value-type="float" office:value="641974" calcext:value-type="float">
            <text:p>641974</text:p>
          </table:table-cell>
          <table:table-cell office:value-type="float" office:value="1023118" calcext:value-type="float">
            <text:p>1023118</text:p>
          </table:table-cell>
          <table:table-cell table:style-name="ce3" office:value-type="float" office:value="521171" calcext:value-type="float">
            <text:p>521171</text:p>
          </table:table-cell>
          <table:table-cell office:value-type="float" office:value="2.16619739751247" calcext:value-type="float">
            <text:p>2.166197397512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66924" calcext:value-type="float">
            <text:p>666924</text:p>
          </table:table-cell>
          <table:table-cell office:value-type="float" office:value="9.48667311553601" calcext:value-type="float">
            <text:p>9.486673115536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762" calcext:value-type="float">
            <text:p>5762</text:p>
          </table:table-cell>
          <table:table-cell office:value-type="float" office:value="1.96311568202314" calcext:value-type="float">
            <text:p>1.963115682023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038" calcext:value-type="float">
            <text:p>27038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goa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86404416" calcext:value-type="float">
            <text:p>86404416</text:p>
          </table:table-cell>
          <table:table-cell office:value-type="float" office:value="73560188" calcext:value-type="float">
            <text:p>73560188</text:p>
          </table:table-cell>
          <table:table-cell table:style-name="ce3" office:value-type="float" office:value="15674396" calcext:value-type="float">
            <text:p>15674396</text:p>
          </table:table-cell>
          <table:table-cell office:value-type="float" office:value="73560188" calcext:value-type="float">
            <text:p>73560188</text:p>
          </table:table-cell>
          <table:table-cell table:style-name="ce3" office:value-type="float" office:value="3073804" calcext:value-type="float">
            <text:p>3073804</text:p>
          </table:table-cell>
          <table:table-cell office:value-type="float" office:value="12844228" calcext:value-type="float">
            <text:p>12844228</text:p>
          </table:table-cell>
          <table:table-cell table:style-name="ce3" office:value-type="float" office:value="3091543" calcext:value-type="float">
            <text:p>3091543</text:p>
          </table:table-cell>
          <table:table-cell office:value-type="float" office:value="4.693014052536" calcext:value-type="float">
            <text:p>4.6930140525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80642" calcext:value-type="float">
            <text:p>6080642</text:p>
          </table:table-cell>
          <table:table-cell office:value-type="float" office:value="23.9313231849927" calcext:value-type="float">
            <text:p>23.9313231849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51640" calcext:value-type="float">
            <text:p>3851640</text:p>
          </table:table-cell>
          <table:table-cell office:value-type="float" office:value="4.15463448337432" calcext:value-type="float">
            <text:p>4.154634483374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65348" calcext:value-type="float">
            <text:p>2965348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hgnc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4267572" calcext:value-type="float">
            <text:p>4267572</text:p>
          </table:table-cell>
          <table:table-cell office:value-type="float" office:value="3674924" calcext:value-type="float">
            <text:p>3674924</text:p>
          </table:table-cell>
          <table:table-cell table:style-name="ce3" office:value-type="float" office:value="1897778" calcext:value-type="float">
            <text:p>1897778</text:p>
          </table:table-cell>
          <table:table-cell office:value-type="float" office:value="3674924" calcext:value-type="float">
            <text:p>3674924</text:p>
          </table:table-cell>
          <table:table-cell table:style-name="ce3" office:value-type="float" office:value="415958" calcext:value-type="float">
            <text:p>415958</text:p>
          </table:table-cell>
          <table:table-cell office:value-type="float" office:value="592648" calcext:value-type="float">
            <text:p>592648</text:p>
          </table:table-cell>
          <table:table-cell table:style-name="ce3" office:value-type="float" office:value="416245" calcext:value-type="float">
            <text:p>416245</text:p>
          </table:table-cell>
          <table:table-cell office:value-type="float" office:value="1.93643562968673" calcext:value-type="float">
            <text:p>1.936435629686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6256" calcext:value-type="float">
            <text:p>416256</text:p>
          </table:table-cell>
          <table:table-cell office:value-type="float" office:value="8.83485071774246" calcext:value-type="float">
            <text:p>8.834850717742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.42379709977801" calcext:value-type="float">
            <text:p>1.423797099778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4172" calcext:value-type="float">
            <text:p>44172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kegg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89195261" calcext:value-type="float">
            <text:p>89195261</text:p>
          </table:table-cell>
          <table:table-cell office:value-type="float" office:value="75397616" calcext:value-type="float">
            <text:p>75397616</text:p>
          </table:table-cell>
          <table:table-cell table:style-name="ce3" office:value-type="float" office:value="27216889" calcext:value-type="float">
            <text:p>27216889</text:p>
          </table:table-cell>
          <table:table-cell office:value-type="float" office:value="75397616" calcext:value-type="float">
            <text:p>75397616</text:p>
          </table:table-cell>
          <table:table-cell table:style-name="ce3" office:value-type="float" office:value="8622153" calcext:value-type="float">
            <text:p>8622153</text:p>
          </table:table-cell>
          <table:table-cell office:value-type="float" office:value="13797645" calcext:value-type="float">
            <text:p>13797645</text:p>
          </table:table-cell>
          <table:table-cell table:style-name="ce3" office:value-type="float" office:value="8504190" calcext:value-type="float">
            <text:p>8504190</text:p>
          </table:table-cell>
          <table:table-cell office:value-type="float" office:value="2.77025113966005" calcext:value-type="float">
            <text:p>2.77025113966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15442" calcext:value-type="float">
            <text:p>12115442</text:p>
          </table:table-cell>
          <table:table-cell office:value-type="float" office:value="8.7446389254098" calcext:value-type="float">
            <text:p>8.74463892540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18" calcext:value-type="float">
            <text:p>42818</text:p>
          </table:table-cell>
          <table:table-cell office:value-type="float" office:value="1.62245253486252" calcext:value-type="float">
            <text:p>1.62245253486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30" calcext:value-type="float">
            <text:p>48430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lsr_full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8"/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float" office:value="51753" calcext:value-type="float">
            <text:p>51753</text:p>
          </table:table-cell>
          <table:table-cell table:style-name="ce3" office:value-type="float" office:value="26089" calcext:value-type="float">
            <text:p>26089</text:p>
          </table:table-cell>
          <table:table-cell office:value-type="float" office:value="51753" calcext:value-type="float">
            <text:p>51753</text:p>
          </table:table-cell>
          <table:table-cell table:style-name="ce3" office:value-type="float" office:value="6137" calcext:value-type="float">
            <text:p>6137</text:p>
          </table:table-cell>
          <table:table-cell office:value-type="float" office:value="8948" calcext:value-type="float">
            <text:p>8948</text:p>
          </table:table-cell>
          <table:table-cell table:style-name="ce3" office:value-type="float" office:value="6130" calcext:value-type="float">
            <text:p>6130</text:p>
          </table:table-cell>
          <table:table-cell office:value-type="float" office:value="1.98367065317387" calcext:value-type="float">
            <text:p>1.983670653173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51" calcext:value-type="float">
            <text:p>4351</text:p>
          </table:table-cell>
          <table:table-cell office:value-type="float" office:value="8.43415906127771" calcext:value-type="float">
            <text:p>8.43415906127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.45978136727035" calcext:value-type="float">
            <text:p>1.459781367270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Sinks</text:p>
          </table:table-cell>
          <table:table-cell table:style-name="Default" office:value-type="string" calcext:value-type="string">
            <text:p>Triples</text:p>
          </table:table-cell>
          <table:table-cell office:value-type="string" calcext:value-type="string">
            <text:p>Ratio</text:p>
          </table:table-cell>
          <table:table-cell table:style-name="ce5" office:value-type="string" calcext:value-type="string">
            <text:p>Sources</text:p>
          </table:table-cell>
          <table:table-cell table:style-name="Default" office:value-type="string" calcext:value-type="string">
            <text:p>Triples</text:p>
          </table:table-cell>
          <table:table-cell office:value-type="string" calcext:value-type="string">
            <text:p>Ratio</text:p>
          </table:table-cell>
          <table:table-cell table:style-name="ce5" office:value-type="string" calcext:value-type="string">
            <text:p>Repeats</text:p>
          </table:table-cell>
          <table:table-cell office:value-type="string" calcext:value-type="string">
            <text:p>Triples</text:p>
          </table:table-cell>
          <table:table-cell table:style-name="ce2" office:value-type="string" calcext:value-type="string">
            <text:p>Rati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623972" calcext:value-type="float">
            <text:p>13623972</text:p>
          </table:table-cell>
          <table:table-cell table:style-name="ce4" office:value-type="float" office:value="91058582" calcext:value-type="float">
            <text:p>91058582</text:p>
          </table:table-cell>
          <table:table-cell table:formula="of:=[.B33]/[.C33]" office:value-type="float" office:value="0.14961766041997" calcext:value-type="float">
            <text:p>0.14961766041997</text:p>
          </table:table-cell>
          <table:table-cell office:value-type="float" office:value="4385915" calcext:value-type="float">
            <text:p>4385915</text:p>
          </table:table-cell>
          <table:table-cell table:style-name="ce4" office:value-type="float" office:value="91058582" calcext:value-type="float">
            <text:p>91058582</text:p>
          </table:table-cell>
          <table:table-cell table:formula="of:=[.E33]/[.F33]" office:value-type="float" office:value="0.0481658609619025" calcext:value-type="float">
            <text:p>0.048165860961903</text:p>
          </table:table-cell>
          <table:table-cell table:style-name="ce2" office:value-type="float" office:value="4577592" calcext:value-type="float">
            <text:p>4577592</text:p>
          </table:table-cell>
          <table:table-cell table:style-name="ce4" office:value-type="float" office:value="91058582" calcext:value-type="float">
            <text:p>91058582</text:p>
          </table:table-cell>
          <table:table-cell table:style-name="ce2" table:formula="of:=[.H33]/[.I33]" office:value-type="float" office:value="0.0502708465194417" calcext:value-type="float">
            <text:p>0.0502708465194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81629" calcext:value-type="float">
            <text:p>2981629</text:p>
          </table:table-cell>
          <table:table-cell table:style-name="ce4" office:value-type="float" office:value="12633560" calcext:value-type="float">
            <text:p>12633560</text:p>
          </table:table-cell>
          <table:table-cell table:formula="of:=[.B34]/[.C34]" office:value-type="float" office:value="0.236008615148857" calcext:value-type="float">
            <text:p>0.236008615148857</text:p>
          </table:table-cell>
          <table:table-cell office:value-type="float" office:value="586130" calcext:value-type="float">
            <text:p>586130</text:p>
          </table:table-cell>
          <table:table-cell table:style-name="ce4" office:value-type="float" office:value="12633560" calcext:value-type="float">
            <text:p>12633560</text:p>
          </table:table-cell>
          <table:table-cell table:formula="of:=[.E34]/[.F34]" office:value-type="float" office:value="0.0463946821006905" calcext:value-type="float">
            <text:p>0.046394682100691</text:p>
          </table:table-cell>
          <table:table-cell table:style-name="ce2" office:value-type="float" office:value="550671" calcext:value-type="float">
            <text:p>550671</text:p>
          </table:table-cell>
          <table:table-cell table:style-name="ce4" office:value-type="float" office:value="12633560" calcext:value-type="float">
            <text:p>12633560</text:p>
          </table:table-cell>
          <table:table-cell table:style-name="ce2" table:formula="of:=[.H34]/[.I34]" office:value-type="float" office:value="0.0435879514562799" calcext:value-type="float">
            <text:p>0.043587951456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79154" calcext:value-type="float">
            <text:p>2079154</text:p>
          </table:table-cell>
          <table:table-cell table:style-name="ce4" office:value-type="float" office:value="6497964" calcext:value-type="float">
            <text:p>6497964</text:p>
          </table:table-cell>
          <table:table-cell table:formula="of:=[.B35]/[.C35]" office:value-type="float" office:value="0.319970070625199" calcext:value-type="float">
            <text:p>0.319970070625199</text:p>
          </table:table-cell>
          <table:table-cell office:value-type="float" office:value="414454" calcext:value-type="float">
            <text:p>414454</text:p>
          </table:table-cell>
          <table:table-cell table:style-name="ce4" office:value-type="float" office:value="6497964" calcext:value-type="float">
            <text:p>6497964</text:p>
          </table:table-cell>
          <table:table-cell table:formula="of:=[.E35]/[.F35]" office:value-type="float" office:value="0.0637821323725401" calcext:value-type="float">
            <text:p>0.06378213237254</text:p>
          </table:table-cell>
          <table:table-cell table:style-name="ce2" office:value-type="float" office:value="399251" calcext:value-type="float">
            <text:p>399251</text:p>
          </table:table-cell>
          <table:table-cell table:style-name="ce4" office:value-type="float" office:value="6497964" calcext:value-type="float">
            <text:p>6497964</text:p>
          </table:table-cell>
          <table:table-cell table:style-name="ce2" table:formula="of:=[.H35]/[.I35]" office:value-type="float" office:value="0.0614424764433906" calcext:value-type="float">
            <text:p>0.0614424764433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507308" calcext:value-type="float">
            <text:p>4507308</text:p>
          </table:table-cell>
          <table:table-cell table:style-name="ce4" office:value-type="float" office:value="10504995" calcext:value-type="float">
            <text:p>10504995</text:p>
          </table:table-cell>
          <table:table-cell table:formula="of:=[.B36]/[.C36]" office:value-type="float" office:value="0.429063317022045" calcext:value-type="float">
            <text:p>0.429063317022045</text:p>
          </table:table-cell>
          <table:table-cell office:value-type="float" office:value="1121071" calcext:value-type="float">
            <text:p>1121071</text:p>
          </table:table-cell>
          <table:table-cell table:style-name="ce4" office:value-type="float" office:value="10504995" calcext:value-type="float">
            <text:p>10504995</text:p>
          </table:table-cell>
          <table:table-cell table:formula="of:=[.E36]/[.F36]" office:value-type="float" office:value="0.106717899437363" calcext:value-type="float">
            <text:p>0.106717899437363</text:p>
          </table:table-cell>
          <table:table-cell table:style-name="ce2" office:value-type="float" office:value="1122401" calcext:value-type="float">
            <text:p>1122401</text:p>
          </table:table-cell>
          <table:table-cell table:style-name="ce4" office:value-type="float" office:value="10504995" calcext:value-type="float">
            <text:p>10504995</text:p>
          </table:table-cell>
          <table:table-cell table:style-name="ce2" table:formula="of:=[.H36]/[.I36]" office:value-type="float" office:value="0.106844505875538" calcext:value-type="float">
            <text:p>0.1068445058755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11465" calcext:value-type="float">
            <text:p>2811465</text:p>
          </table:table-cell>
          <table:table-cell table:style-name="ce4" office:value-type="float" office:value="7113312" calcext:value-type="float">
            <text:p>7113312</text:p>
          </table:table-cell>
          <table:table-cell table:formula="of:=[.B37]/[.C37]" office:value-type="float" office:value="0.395239938863922" calcext:value-type="float">
            <text:p>0.395239938863922</text:p>
          </table:table-cell>
          <table:table-cell office:value-type="float" office:value="641974" calcext:value-type="float">
            <text:p>641974</text:p>
          </table:table-cell>
          <table:table-cell table:style-name="ce4" office:value-type="float" office:value="7113312" calcext:value-type="float">
            <text:p>7113312</text:p>
          </table:table-cell>
          <table:table-cell table:formula="of:=[.E37]/[.F37]" office:value-type="float" office:value="0.090249661479772" calcext:value-type="float">
            <text:p>0.090249661479772</text:p>
          </table:table-cell>
          <table:table-cell table:style-name="ce2" office:value-type="float" office:value="521171" calcext:value-type="float">
            <text:p>521171</text:p>
          </table:table-cell>
          <table:table-cell table:style-name="ce4" office:value-type="float" office:value="7113312" calcext:value-type="float">
            <text:p>7113312</text:p>
          </table:table-cell>
          <table:table-cell table:style-name="ce2" table:formula="of:=[.H37]/[.I37]" office:value-type="float" office:value="0.0732669957398185" calcext:value-type="float">
            <text:p>0.0732669957398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674396" calcext:value-type="float">
            <text:p>15674396</text:p>
          </table:table-cell>
          <table:table-cell table:style-name="ce4" office:value-type="float" office:value="86404416" calcext:value-type="float">
            <text:p>86404416</text:p>
          </table:table-cell>
          <table:table-cell table:formula="of:=[.B38]/[.C38]" office:value-type="float" office:value="0.181407348439228" calcext:value-type="float">
            <text:p>0.181407348439228</text:p>
          </table:table-cell>
          <table:table-cell office:value-type="float" office:value="3073804" calcext:value-type="float">
            <text:p>3073804</text:p>
          </table:table-cell>
          <table:table-cell table:style-name="ce4" office:value-type="float" office:value="86404416" calcext:value-type="float">
            <text:p>86404416</text:p>
          </table:table-cell>
          <table:table-cell table:formula="of:=[.E38]/[.F38]" office:value-type="float" office:value="0.0355746169269867" calcext:value-type="float">
            <text:p>0.035574616926987</text:p>
          </table:table-cell>
          <table:table-cell table:style-name="ce2" office:value-type="float" office:value="3091543" calcext:value-type="float">
            <text:p>3091543</text:p>
          </table:table-cell>
          <table:table-cell table:style-name="ce4" office:value-type="float" office:value="86404416" calcext:value-type="float">
            <text:p>86404416</text:p>
          </table:table-cell>
          <table:table-cell table:style-name="ce2" table:formula="of:=[.H38]/[.I38]" office:value-type="float" office:value="0.035779918933773" calcext:value-type="float">
            <text:p>0.0357799189337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97778" calcext:value-type="float">
            <text:p>1897778</text:p>
          </table:table-cell>
          <table:table-cell table:style-name="ce4" office:value-type="float" office:value="4267572" calcext:value-type="float">
            <text:p>4267572</text:p>
          </table:table-cell>
          <table:table-cell table:formula="of:=[.B39]/[.C39]" office:value-type="float" office:value="0.444697359529025" calcext:value-type="float">
            <text:p>0.444697359529025</text:p>
          </table:table-cell>
          <table:table-cell office:value-type="float" office:value="415958" calcext:value-type="float">
            <text:p>415958</text:p>
          </table:table-cell>
          <table:table-cell table:style-name="ce4" office:value-type="float" office:value="4267572" calcext:value-type="float">
            <text:p>4267572</text:p>
          </table:table-cell>
          <table:table-cell table:formula="of:=[.E39]/[.F39]" office:value-type="float" office:value="0.097469474445891" calcext:value-type="float">
            <text:p>0.097469474445891</text:p>
          </table:table-cell>
          <table:table-cell table:style-name="ce2" office:value-type="float" office:value="416245" calcext:value-type="float">
            <text:p>416245</text:p>
          </table:table-cell>
          <table:table-cell table:style-name="ce4" office:value-type="float" office:value="4267572" calcext:value-type="float">
            <text:p>4267572</text:p>
          </table:table-cell>
          <table:table-cell table:style-name="ce2" table:formula="of:=[.H39]/[.I39]" office:value-type="float" office:value="0.0975367258009941" calcext:value-type="float">
            <text:p>0.0975367258009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216889" calcext:value-type="float">
            <text:p>27216889</text:p>
          </table:table-cell>
          <table:table-cell table:style-name="ce4" office:value-type="float" office:value="89195261" calcext:value-type="float">
            <text:p>89195261</text:p>
          </table:table-cell>
          <table:table-cell table:formula="of:=[.B40]/[.C40]" office:value-type="float" office:value="0.305138285317647" calcext:value-type="float">
            <text:p>0.305138285317647</text:p>
          </table:table-cell>
          <table:table-cell office:value-type="float" office:value="8622153" calcext:value-type="float">
            <text:p>8622153</text:p>
          </table:table-cell>
          <table:table-cell table:style-name="ce4" office:value-type="float" office:value="89195261" calcext:value-type="float">
            <text:p>89195261</text:p>
          </table:table-cell>
          <table:table-cell table:formula="of:=[.E40]/[.F40]" office:value-type="float" office:value="0.0966660437262468" calcext:value-type="float">
            <text:p>0.096666043726247</text:p>
          </table:table-cell>
          <table:table-cell table:style-name="ce2" office:value-type="float" office:value="8504190" calcext:value-type="float">
            <text:p>8504190</text:p>
          </table:table-cell>
          <table:table-cell table:style-name="ce4" office:value-type="float" office:value="89195261" calcext:value-type="float">
            <text:p>89195261</text:p>
          </table:table-cell>
          <table:table-cell table:style-name="ce2" table:formula="of:=[.H40]/[.I40]" office:value-type="float" office:value="0.0953435183064266" calcext:value-type="float">
            <text:p>0.0953435183064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089" calcext:value-type="float">
            <text:p>26089</text:p>
          </table:table-cell>
          <table:table-cell table:style-name="ce4" office:value-type="float" office:value="60701" calcext:value-type="float">
            <text:p>60701</text:p>
          </table:table-cell>
          <table:table-cell table:formula="of:=[.B41]/[.C41]" office:value-type="float" office:value="0.429795225778817" calcext:value-type="float">
            <text:p>0.429795225778817</text:p>
          </table:table-cell>
          <table:table-cell office:value-type="float" office:value="6137" calcext:value-type="float">
            <text:p>6137</text:p>
          </table:table-cell>
          <table:table-cell table:style-name="ce4" office:value-type="float" office:value="60701" calcext:value-type="float">
            <text:p>60701</text:p>
          </table:table-cell>
          <table:table-cell table:formula="of:=[.E41]/[.F41]" office:value-type="float" office:value="0.1011021235235" calcext:value-type="float">
            <text:p>0.1011021235235</text:p>
          </table:table-cell>
          <table:table-cell table:style-name="ce2" office:value-type="float" office:value="6130" calcext:value-type="float">
            <text:p>6130</text:p>
          </table:table-cell>
          <table:table-cell table:style-name="ce4" office:value-type="float" office:value="60701" calcext:value-type="float">
            <text:p>60701</text:p>
          </table:table-cell>
          <table:table-cell table:style-name="ce2" table:formula="of:=[.H41]/[.I41]" office:value-type="float" office:value="0.100986804171266" calcext:value-type="float">
            <text:p>0.100986804171266</text:p>
          </table:table-cell>
          <table:table-cell table:number-columns-repeated="15"/>
        </table:table-row>
        <table:table-row table:style-name="ro1" table:number-rows-repeated="104853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0T18:06:14.838865118</dc:date>
    <meta:editing-duration>PT7M26S</meta:editing-duration>
    <meta:editing-cycles>4</meta:editing-cycles>
    <meta:generator>LibreOffice/7.1.4.2$Linux_X86_64 LibreOffice_project/10$Build-2</meta:generator>
    <meta:document-statistic meta:table-count="1" meta:cell-count="349" meta:object-count="0"/>
    <meta:user-defined meta:name=""/>
  </office:meta>
</office:document-meta>
</file>